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7a4b0" officeooo:paragraph-rsid="00106a6b"/>
    </style:style>
    <style:style style:name="P2" style:family="paragraph" style:parent-style-name="Text_20_body">
      <style:text-properties fo:font-size="12pt" fo:font-style="normal" style:text-underline-style="none" fo:font-weight="normal" officeooo:rsid="000c435f" officeooo:paragraph-rsid="001349c3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Text_20_body">
      <style:text-properties fo:font-size="12pt" fo:font-style="normal" style:text-underline-style="none" fo:font-weight="normal" officeooo:rsid="0007a4b0" officeooo:paragraph-rsid="001349c3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>
      <style:text-properties fo:font-size="12pt" fo:font-style="normal" style:text-underline-style="none" fo:font-weight="normal" officeooo:rsid="0009be7f" officeooo:paragraph-rsid="001349c3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text-properties fo:font-size="12pt" fo:font-style="normal" style:text-underline-style="none" fo:font-weight="normal" officeooo:rsid="001eeb07" officeooo:paragraph-rsid="001349c3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text-properties fo:font-size="12pt" fo:font-style="normal" style:text-underline-style="none" fo:font-weight="normal" officeooo:rsid="00209d54" officeooo:paragraph-rsid="001349c3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text-properties fo:font-size="12pt" fo:font-style="normal" style:text-underline-style="none" fo:font-weight="normal" officeooo:rsid="00301a1e" officeooo:paragraph-rsid="001349c3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text-properties fo:font-size="12pt" fo:font-style="normal" style:text-underline-style="none" fo:font-weight="normal" officeooo:rsid="001b3f24" officeooo:paragraph-rsid="001349c3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text-properties fo:font-size="12pt" fo:font-style="normal" style:text-underline-style="none" fo:font-weight="normal" officeooo:rsid="001d326c" officeooo:paragraph-rsid="001349c3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text-properties fo:font-size="12pt" fo:font-style="normal" style:text-underline-style="none" fo:font-weight="normal" officeooo:rsid="00151e40" officeooo:paragraph-rsid="00151e40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text-properties fo:font-size="12pt" fo:font-style="normal" style:text-underline-style="solid" style:text-underline-width="auto" style:text-underline-color="font-color" fo:font-weight="bold" officeooo:rsid="000c435f" officeooo:paragraph-rsid="001349c3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Text_20_body">
      <style:text-properties fo:font-size="12pt" fo:font-style="normal" style:text-underline-style="solid" style:text-underline-width="auto" style:text-underline-color="font-color" fo:font-weight="normal" officeooo:rsid="001b3f24" officeooo:paragraph-rsid="001349c3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text-properties fo:font-size="12pt" fo:font-style="normal" style:text-underline-style="solid" style:text-underline-width="auto" style:text-underline-color="font-color" fo:font-weight="normal" officeooo:rsid="0009be7f" officeooo:paragraph-rsid="001349c3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text-properties fo:font-size="12pt" style:text-underline-style="solid" style:text-underline-width="auto" style:text-underline-color="font-color" fo:font-weight="bold" officeooo:rsid="002422a6" officeooo:paragraph-rsid="001349c3" style:font-size-asian="10.5pt" style:font-weight-asian="bold" style:font-size-complex="12pt" style:font-weight-complex="bold"/>
    </style:style>
    <style:style style:name="P15" style:family="paragraph" style:parent-style-name="Text_20_body">
      <style:text-properties fo:font-size="12pt" fo:font-style="italic" style:text-underline-style="solid" style:text-underline-width="auto" style:text-underline-color="font-color" fo:font-weight="normal" officeooo:rsid="0009be7f" officeooo:paragraph-rsid="001349c3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Text_20_body">
      <style:text-properties fo:font-size="12pt" fo:font-style="italic" style:text-underline-style="solid" style:text-underline-width="auto" style:text-underline-color="font-color" fo:font-weight="normal" officeooo:rsid="001eeb07" officeooo:paragraph-rsid="001349c3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Text_20_body">
      <style:text-properties officeooo:rsid="0007a4b0" officeooo:paragraph-rsid="00106a6b"/>
    </style:style>
    <style:style style:name="T1" style:family="text">
      <style:text-properties officeooo:rsid="00106a6b"/>
    </style:style>
    <style:style style:name="T2" style:family="text">
      <style:text-properties officeooo:rsid="003afb67"/>
    </style:style>
    <style:style style:name="T3" style:family="text">
      <style:text-properties officeooo:rsid="003d8bbe"/>
    </style:style>
    <style:style style:name="T4" style:family="text">
      <style:text-properties fo:font-style="normal" officeooo:rsid="0007a4b0" style:font-style-asian="normal" style:font-style-complex="normal"/>
    </style:style>
    <style:style style:name="T5" style:family="text">
      <style:text-properties fo:font-style="normal" officeooo:rsid="0018ee8a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officeooo:rsid="00151e40" style:font-style-asian="normal" style:font-style-complex="normal"/>
    </style:style>
    <style:style style:name="T8" style:family="text">
      <style:text-properties officeooo:rsid="0018ee8a"/>
    </style:style>
    <style:style style:name="T9" style:family="text">
      <style:text-properties officeooo:rsid="001947ee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209d54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151e40" style:font-weight-asian="bold" style:font-weight-complex="bold"/>
    </style:style>
    <style:style style:name="T13" style:family="text">
      <style:text-properties officeooo:rsid="001eeb07"/>
    </style:style>
    <style:style style:name="T14" style:family="text">
      <style:text-properties officeooo:rsid="001d326c"/>
    </style:style>
    <style:style style:name="T15" style:family="text">
      <style:text-properties officeooo:rsid="00209d54"/>
    </style:style>
    <style:style style:name="T16" style:family="text">
      <style:text-properties officeooo:rsid="002e7e47"/>
    </style:style>
    <style:style style:name="T17" style:family="text">
      <style:text-properties officeooo:rsid="002f5cda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b3f24" style:font-weight-asian="bold" style:font-weight-complex="bold"/>
    </style:style>
    <style:style style:name="T20" style:family="text">
      <style:text-properties fo:font-weight="bold" officeooo:rsid="00333a20" style:font-weight-asian="bold" style:font-weight-complex="bold"/>
    </style:style>
    <style:style style:name="T21" style:family="text">
      <style:text-properties officeooo:rsid="00301a1e"/>
    </style:style>
    <style:style style:name="T22" style:family="text">
      <style:text-properties officeooo:rsid="00327fc4"/>
    </style:style>
    <style:style style:name="T23" style:family="text">
      <style:text-properties officeooo:rsid="0035eb7a"/>
    </style:style>
    <style:style style:name="T24" style:family="text">
      <style:text-properties officeooo:rsid="000acebd"/>
    </style:style>
    <style:style style:name="T25" style:family="text">
      <style:text-properties officeooo:rsid="00333a20"/>
    </style:style>
    <style:style style:name="T26" style:family="text">
      <style:text-properties officeooo:rsid="000c435f"/>
    </style:style>
    <style:style style:name="T27" style:family="text">
      <style:text-properties officeooo:rsid="00379b55"/>
    </style:style>
    <style:style style:name="T28" style:family="text">
      <style:text-properties officeooo:rsid="003525b2"/>
    </style:style>
    <style:style style:name="T29" style:family="text">
      <style:text-properties officeooo:rsid="0039af39"/>
    </style:style>
    <style:style style:name="T30" style:family="text">
      <style:text-properties officeooo:rsid="0014cb30"/>
    </style:style>
    <style:style style:name="T31" style:family="text">
      <style:text-properties officeooo:rsid="0039d65e"/>
    </style:style>
    <style:style style:name="T32" style:family="text">
      <style:text-properties officeooo:rsid="00154250"/>
    </style:style>
    <style:style style:name="T33" style:family="text">
      <style:text-properties officeooo:rsid="00157a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 text:c="7"/>2D multiplayer car game – <text:span text:style-name="T1">Design</text:span></text:h>
      <text:p text:style-name="P17"/>
      <text:p text:style-name="P14"><text:span text:style-name="T4">This project will be split into </text:span><text:span text:style-name="T5">four</text:span><text:span text:style-name="T4"> main parts:</text:span></text:p>
      <text:p text:style-name="P3">- The Client (Unity game)</text:p>
      <text:p text:style-name="P3">- The <text:span text:style-name="T8">Game </text:span>Server<text:span text:style-name="T8">(s)</text:span> (C# Console application)</text:p>
      <text:p text:style-name="P3">- <text:span text:style-name="T8">The Match-making Server </text:span><text:span text:style-name="T9">(C# Console application)</text:span></text:p>
      <text:p text:style-name="P3">- The High-scores (MVC web application)</text:p>
      <text:p text:style-name="P3"/>
      <text:p text:style-name="P4"><text:span text:style-name="T11">T</text:span><text:span text:style-name="T10">he client </text:span><text:span text:style-name="T12">design considerations:</text:span></text:p>
      <text:p text:style-name="P15"><text:span text:style-name="T13">- C</text:span><text:span text:style-name="T14">onnecting to the match-making server</text:span></text:p>
      <text:p text:style-name="P15"><text:span text:style-name="T6">- </text:span><text:span text:style-name="T7">Client must continuously try to connect to matchmaking server if not connected </text:span></text:p>
      <text:p text:style-name="P10">- User data must be encrypted before sending to the server so that it can’t be hijacked</text:p>
      <text:p text:style-name="P10">- Once connected connection status must be assesed with Ping Pong</text:p>
      <text:p text:style-name="P10"/>
      <text:p text:style-name="P16">- Displaying information on (Lobby’s, Car’s, Highscores, Friendslist’s, and Acccounts)</text:p>
      <text:p text:style-name="P5">- <text:span text:style-name="T32">Client must request data and update UI when something happens that may change those values</text:span></text:p>
      <text:p text:style-name="P5">- <text:span text:style-name="T33">Client must have intuitive UI that displays this data efficiently and neatly</text:span></text:p>
      <text:p text:style-name="P5"/>
      <text:p text:style-name="P15"><text:span text:style-name="T13">- Requesting Creation/Joining/Deletion of </text:span><text:span text:style-name="T15">l</text:span><text:span text:style-name="T13">obby’s</text:span></text:p>
      <text:p text:style-name="P4">- <text:span text:style-name="T33">Server must have authority over party creation and handling</text:span></text:p>
      <text:p text:style-name="P4">- <text:span text:style-name="T33">Client must parse the lobby information from the server so it can display the lobby UI</text:span></text:p>
      <text:p text:style-name="P6">- Requesting initiation of a game from the match-making server</text:p>
      <text:p text:style-name="P6">- Connecting to the requested game-server once its created</text:p>
      <text:p text:style-name="P6">- Displaying of the game graphics</text:p>
      <text:p text:style-name="P6">- Handling of the users inputs</text:p>
      <text:p text:style-name="P4"><text:span text:style-name="T15">- Predicting player and opponent positions based on </text:span><text:span text:style-name="T16">(</text:span><text:span text:style-name="T15">past positions, velocities and user inputs</text:span><text:span text:style-name="T16">)</text:span></text:p>
      <text:p text:style-name="P4"><text:span text:style-name="T15">- Communicating player inputs to the server </text:span><text:span text:style-name="T16">s</text:span><text:span text:style-name="T15">o it can update the </text:span><text:span text:style-name="T16">game-state</text:span></text:p>
      <text:p text:style-name="P4"><text:span text:style-name="T15">- Reconciling and interpolating player(s) based on </text:span><text:span text:style-name="T17">the </text:span><text:span text:style-name="T15">server’s game-state</text:span></text:p>
      <text:p text:style-name="P7">- Handling disconnection from the game server and/or match-making server,</text:p>
      <text:p text:style-name="P4"/>
      <text:p text:style-name="P4"/>
      <text:p text:style-name="P12"><text:soft-page-break/><text:span text:style-name="T18">The match-making server will be responsible for:</text:span> </text:p>
      <text:p text:style-name="P12"/>
      <text:p text:style-name="P8"><text:span text:style-name="T21">- H</text:span>andl<text:span text:style-name="T21">ing </text:span>incoming connection<text:span text:style-name="T15">s</text:span> from any client</text:p>
      <text:p text:style-name="P8"><text:span text:style-name="T14">- A</text:span>uthenticating the users <text:span text:style-name="T14">and linking the clients to the accounts</text:span></text:p>
      <text:p text:style-name="P8">- <text:span text:style-name="T14">H</text:span>andling any pre-game configurations ie. (Car type, Max acceptable ping,)</text:p>
      <text:p text:style-name="P8">- <text:span text:style-name="T14">Allowing create,/joining/delete for </text:span><text:span text:style-name="T13">l</text:span><text:span text:style-name="T14">obby’s so players can play with their friends</text:span></text:p>
      <text:p text:style-name="P8">- <text:span text:style-name="T22">Communicating with the logon and user information database to get player information to serve to the client or game server.</text:span></text:p>
      <text:p text:style-name="P9">- Communicating with a hosting platform to provision a new game server instance when a lobby of players want to play a game</text:p>
      <text:p text:style-name="P8">- <text:span text:style-name="T14">Sending data to the players clients to allow them to join the game-server, and re-connecting the players after a game</text:span></text:p>
      <text:p text:style-name="P8">- <text:span text:style-name="T22">Updating of the player information database based on what the game-server tell it happened in the game</text:span></text:p>
      <text:p text:style-name="P8"/>
      <text:p text:style-name="P8"/>
      <text:p text:style-name="P8"/>
      <text:p text:style-name="P8"/>
      <text:p text:style-name="P13"><text:span text:style-name="T18">The </text:span><text:span text:style-name="T19">game </text:span><text:span text:style-name="T18">serve</text:span><text:span text:style-name="T20">r </text:span><text:span text:style-name="T18">will be responsible for:</text:span> </text:p>
      <text:p text:style-name="P13"/>
      <text:p text:style-name="P4">- <text:span text:style-name="T23">Awaiting connection from the players that the match-makings server has said are in the game</text:span></text:p>
      <text:p text:style-name="P4"><text:span text:style-name="T24">- </text:span><text:span text:style-name="T25">Han</text:span><text:span text:style-name="T26">dl</text:span><text:span text:style-name="T25">ing</text:span><text:span text:style-name="T26"> </text:span><text:span text:style-name="T27">r</text:span><text:span text:style-name="T26">emoval of disconnected users.</text:span></text:p>
      <text:p text:style-name="P4">- <text:span text:style-name="T23">Initiating the game once all the players have connected or after an amount of time</text:span></text:p>
      <text:p text:style-name="P4">- <text:span text:style-name="T23">Keeping track of game state and handling game logic</text:span></text:p>
      <text:p text:style-name="P4"><text:span text:style-name="T25">- R</text:span><text:span text:style-name="T24">eceiving the requests to change the game state </text:span><text:span text:style-name="T27">as “user input”</text:span></text:p>
      <text:p text:style-name="P4"><text:span text:style-name="T24">- </text:span><text:span text:style-name="T25">V</text:span><text:span text:style-name="T24">alidating </text:span><text:span text:style-name="T25">user input </text:span><text:span text:style-name="T24">and updating the game-state</text:span></text:p>
      <text:p text:style-name="P4"><text:span text:style-name="T24">- </text:span><text:span text:style-name="T25">S</text:span><text:span text:style-name="T24">ending back the data the client needs to update/</text:span><text:span text:style-name="T27">validate</text:span><text:span text:style-name="T24"> </text:span><text:span text:style-name="T25">it’s</text:span><text:span text:style-name="T24"> </text:span><text:span text:style-name="T25">game-state</text:span></text:p>
      <text:p text:style-name="P4">- <text:span text:style-name="T28">Sending of game information securely to the high-scores application and the match-making server</text:span></text:p>
      <text:p text:style-name="P4"/>
      <text:p text:style-name="P4"/>
      <text:p text:style-name="P11">The high-scores <text:span text:style-name="T29">application </text:span>will be <text:span text:style-name="T29">responsible for:</text:span></text:p>
      <text:p text:style-name="P11"/>
      <text:p text:style-name="P2">- <text:span text:style-name="T29">Allowing</text:span><text:span text:style-name="T30"> </text:span><text:span text:style-name="T29">secure </text:span><text:span text:style-name="T30">POSTing and GETing of the high-score data </text:span></text:p>
      <text:p text:style-name="P2"><text:soft-page-break/><text:span text:style-name="T30">- </text:span><text:span text:style-name="T29">Serv</text:span><text:span text:style-name="T31">ing</text:span><text:span text:style-name="T29"> “High-Scores” web page that proves a list of best times and scores for different maps</text:span></text:p>
      <text:p text:style-name="P2"><text:span text:style-name="T30">- </text:span><text:span text:style-name="T31">Providing account creation and management functionality</text:span></text:p>
      <text:p text:style-name="P2">- <text:span text:style-name="T2">Securely </text:span><text:span text:style-name="T31">com</text:span><text:span text:style-name="T2">municating with the login and player information databases</text:span></text:p>
      <text:p text:style-name="P2">- <text:span text:style-name="T2">Updating relevant databases </text:span><text:span text:style-name="T3">when users edit their accoun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2:24:25.654214502</meta:creation-date>
    <meta:generator>LibreOffice/7.3.7.2$Linux_X86_64 LibreOffice_project/30$Build-2</meta:generator>
    <dc:date>2024-03-09T14:31:09.928543235</dc:date>
    <meta:editing-duration>PT1H54M57S</meta:editing-duration>
    <meta:editing-cycles>6</meta:editing-cycles>
    <meta:document-statistic meta:table-count="0" meta:image-count="0" meta:object-count="0" meta:page-count="3" meta:paragraph-count="49" meta:word-count="531" meta:character-count="3295" meta:non-whitespace-character-count="2801"/>
  </office:meta>
</office:document-meta>
</file>